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03000000334073761F.png"/>
  <manifest:file-entry manifest:media-type="image/png" manifest:full-path="Pictures/1000020100000902000000C154166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3" svg:font-family="Arial, sans-serif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Arial4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274cm" fo:margin-left="0.03cm" fo:margin-right="-0.20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763cm" style:rel-column-width="18068*"/>
    </style:style>
    <style:style style:name="Tabla2.B" style:family="table-column">
      <style:table-column-properties style:column-width="4.203cm" style:rel-column-width="15947*"/>
    </style:style>
    <style:style style:name="Tabla2.C" style:family="table-column">
      <style:table-column-properties style:column-width="3.896cm" style:rel-column-width="14782*"/>
    </style:style>
    <style:style style:name="Tabla2.D" style:family="table-column">
      <style:table-column-properties style:column-width="4.411cm" style:rel-column-width="16738*"/>
    </style:style>
    <style:style style:name="Tabla2.1" style:family="table-row">
      <style:table-row-properties style:min-row-height="0.801cm"/>
    </style:style>
    <style:style style:name="Tabla2.A1" style:family="table-cell">
      <style:table-cell-properties style:vertical-align="middle" fo:background-color="#b2b2b2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la2.D1" style:family="table-cell">
      <style:table-cell-properties style:vertical-align="middle" fo:padding="0.049cm" fo:border="0.002cm solid #000000"/>
    </style:style>
    <style:style style:name="Tabla2.2" style:family="table-row">
      <style:table-row-properties style:min-row-height="0.653cm"/>
    </style:style>
    <style:style style:name="Tabla2.A2" style:family="table-cell">
      <style:table-cell-properties style:vertical-align="middle"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a6" style:family="table">
      <style:table-properties style:width="17.3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096cm"/>
    </style:style>
    <style:style style:name="Tabla6.B" style:family="table-column">
      <style:table-column-properties style:column-width="4.9cm"/>
    </style:style>
    <style:style style:name="Tabla6.C" style:family="table-column">
      <style:table-column-properties style:column-width="3.196cm"/>
    </style:style>
    <style:style style:name="Tabla6.D" style:family="table-column">
      <style:table-column-properties style:column-width="5.117cm"/>
    </style:style>
    <style:style style:name="Tabla6.1" style:family="table-row">
      <style:table-row-properties style:min-row-height="0.801cm"/>
    </style:style>
    <style:style style:name="Tabla6.A1" style:family="table-cell">
      <style:table-cell-properties style:vertical-align="middle" fo:background-color="#b2b2b2" fo:padding="0.049cm" fo:border="0.002cm solid #000000">
        <style:background-image/>
      </style:table-cell-properties>
    </style:style>
    <style:style style:name="Tabla6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la6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a6.4" style:family="table-row">
      <style:table-row-properties style:min-row-height="0.801cm" fo:background-color="transparent" style:keep-together="true" fo:keep-together="auto">
        <style:background-image/>
      </style:table-row-properties>
    </style:style>
    <style:style style:name="Tabla6.B5" style:family="table-cell">
      <style:table-cell-properties style:vertical-align="middle" fo:padding="0.049cm" fo:border="0.002cm solid #000000"/>
    </style:style>
    <style:style style:name="documentacionAnexada" style:family="table">
      <style:table-properties style:width="17.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ocumentacionAnexada.A" style:family="table-column">
      <style:table-column-properties style:column-width="17.3cm"/>
    </style:style>
    <style:style style:name="documentacionAnexada.1" style:family="table-row">
      <style:table-row-properties style:min-row-height="0.801cm"/>
    </style:style>
    <style:style style:name="documentacionAnexada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documentacionAnexada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344cm" fo:margin-left="0.002cm" fo:margin-right="-0.24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cm" style:rel-column-width="3778*"/>
    </style:style>
    <style:style style:name="Tabla4.B" style:family="table-column">
      <style:table-column-properties style:column-width="16.344cm" style:rel-column-width="61757*"/>
    </style:style>
    <style:style style:name="Tabla4.1" style:family="table-row">
      <style:table-row-properties style:row-height="0.801cm"/>
    </style:style>
    <style:style style:name="Tabla4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a4.2" style:family="table-row">
      <style:table-row-properties style:row-height="1.139cm"/>
    </style:style>
    <style:style style:name="Tab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B2" style:family="table-cell">
      <style:table-cell-properties style:vertical-align="" fo:padding="0.097cm" fo:border-left="none" fo:border-right="0.002cm solid #000000" fo:border-top="none" fo:border-bottom="0.002cm solid #000000"/>
    </style:style>
    <style:style style:name="Table1" style:family="table">
      <style:table-properties style:width="17.286cm" fo:margin-left="0.002cm" fo:margin-right="-0.187cm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.41cm" style:rel-column-width="3634*"/>
    </style:style>
    <style:style style:name="Table1.B" style:family="table-column">
      <style:table-column-properties style:column-width="10.876cm" style:rel-column-width="6166*"/>
    </style:style>
    <style:style style:name="Table1.1" style:family="table-row">
      <style:table-row-properties style:min-row-height="0.801cm"/>
    </style:style>
    <style:style style:name="Table1.A1" style:family="table-cell">
      <style:table-cell-properties style:vertical-align="middle" fo:background-color="#b2b2b2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line-height="100%" fo:text-align="justify" style:justify-single-word="false"/>
      <style:text-properties fo:font-size="5.69999980926514pt" fo:font-weight="normal" style:font-size-asian="5.69999980926514pt" style:font-weight-asian="normal" style:font-size-complex="5.69999980926514pt" style:font-weight-complex="normal"/>
    </style:style>
    <style:style style:name="P3" style:family="paragraph" style:parent-style-name="Table_20_Contents">
      <style:text-properties style:font-name="Arial1" fo:font-size="10pt" fo:font-weight="bold" style:font-weight-asian="normal" style:font-weight-complex="normal"/>
    </style:style>
    <style:style style:name="P4" style:family="paragraph" style:parent-style-name="Table_20_Contents">
      <style:text-properties style:font-name="Arial" fo:font-weight="normal" style:font-weight-asian="normal" style:font-weight-complex="normal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fo:font-weight="bol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.199cm" fo:margin-right="0cm" fo:line-height="150%" fo:text-align="start" style:justify-single-word="false" fo:text-indent="0cm" style:auto-text-indent="false" style:shadow="none" text:number-lines="false" text:line-number="0" style:writing-mod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UAM">
      <style:paragraph-properties loext:contextual-spacing="false" fo:margin-left="0cm" fo:margin-right="0.101cm" fo:margin-top="0.3cm" fo:margin-bottom="0cm" fo:line-height="115%" fo:text-align="center" style:justify-single-word="false" fo:text-indent="0cm" style:auto-text-indent="false"/>
      <style:text-properties fo:font-size="2pt" fo:font-weight="bold" style:font-size-asian="1.75pt" style:font-weight-asian="bold" style:font-size-complex="2pt" style:font-weight-complex="bold"/>
    </style:style>
    <style:style style:name="P10" style:family="paragraph" style:parent-style-name="UAM">
      <style:paragraph-properties loext:contextual-spacing="false" fo:margin-left="0cm" fo:margin-right="0.101cm" fo:margin-top="0.3cm" fo:margin-bottom="0cm" fo:line-height="115%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loext:contextual-spacing="false" fo:margin-left="0.101cm" fo:margin-right="0.101cm" fo:margin-top="0cm" fo:margin-bottom="0cm" fo:line-height="150%" fo:text-indent="0cm" style:auto-text-indent="false" text:number-lines="false" text:line-number="0" style:writing-mode="pag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loext:contextual-spacing="false" fo:margin-left="0.101cm" fo:margin-right="0.101cm" fo:margin-top="0cm" fo:margin-bottom="0cm" fo:line-height="150%" fo:text-align="start" style:justify-single-word="false" fo:text-indent="0cm" style:auto-text-indent="false" text:number-lines="false" text:line-number="0" style:writing-mode="pag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loext:contextual-spacing="false" fo:margin-left="0.101cm" fo:margin-right="0.101cm" fo:margin-top="0cm" fo:margin-bottom="0cm" fo:line-height="100%" fo:text-align="start" style:justify-single-word="false" fo:text-indent="0cm" style:auto-text-indent="false" text:number-lines="false" text:line-number="0" style:writing-mode="page"/>
      <style:text-properties style:font-name="Courier New" fo:font-size="6pt" style:text-underline-style="none" fo:font-weight="normal" style:font-size-asian="5.25pt" style:font-weight-asian="normal" style:font-size-complex="6pt" style:font-weight-complex="normal"/>
    </style:style>
    <style:style style:name="P14" style:family="paragraph" style:parent-style-name="Table_20_Contents">
      <style:paragraph-properties loext:contextual-spacing="false" fo:margin-left="0.101cm" fo:margin-right="0cm" fo:margin-top="0cm" fo:margin-bottom="0cm" fo:line-height="150%" fo:text-indent="0cm" style:auto-text-indent="false" text:number-lines="false" text:line-number="0" style:writing-mode="page"/>
      <style:text-properties fo:font-weight="normal" style:font-weight-asian="normal" style:font-weight-complex="normal"/>
    </style:style>
    <style:style style:name="P15" style:family="paragraph" style:parent-style-name="Standard">
      <style:paragraph-properties loext:contextual-spacing="false" fo:margin-top="0.3cm" fo:margin-bottom="0cm" fo:line-height="115%" fo:text-align="center" style:justify-single-word="false"/>
      <style:text-properties style:font-name="Arial" fo:font-size="2pt" fo:font-weight="bold" style:font-size-asian="1.75pt" style:font-weight-asian="bold" style:font-size-complex="2pt" style:font-weight-complex="bold"/>
    </style:style>
    <style:style style:name="P16" style:family="paragraph" style:parent-style-name="Heading_20_3">
      <style:paragraph-properties loext:contextual-spacing="false" fo:margin-top="0.3cm" fo:margin-bottom="0cm" fo:line-height="115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loext:contextual-spacing="false" fo:margin-left="0.199cm" fo:margin-right="0.101cm" fo:margin-top="0cm" fo:margin-bottom="0cm" fo:line-height="150%" fo:text-indent="0cm" style:auto-text-indent="false" text:number-lines="false" text:line-number="0" style:writing-mode="page"/>
      <style:text-properties style:font-name="Arial" fo:font-weight="normal" style:font-weight-asian="normal" style:font-weight-complex="normal"/>
    </style:style>
    <style:style style:name="P18" style:family="paragraph" style:parent-style-name="Default">
      <style:paragraph-properties loext:contextual-spacing="false" fo:margin-left="0.3cm" fo:margin-right="0.4cm" fo:margin-top="0.101cm" fo:margin-bottom="0cm" fo:text-align="justify" style:justify-single-word="false" fo:text-indent="0cm" style:auto-text-indent="false"/>
      <style:text-properties style:font-name="Arial" fo:font-size="6pt" fo:font-style="italic" style:font-size-asian="6pt" style:font-style-asian="italic" style:font-size-complex="6pt" style:font-style-complex="italic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3" fo:font-size="7pt" fo:letter-spacing="normal" fo:font-style="italic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loext:contextual-spacing="false" fo:margin-top="0cm" fo:margin-bottom="0cm" fo:line-height="100%" fo:text-align="start" style:justify-single-word="false"/>
    </style:style>
    <style:style style:name="P21" style:family="paragraph" style:parent-style-name="Standard">
      <style:paragraph-properties loext:contextual-spacing="false" fo:margin-top="0cm" fo:margin-bottom="0cm" fo:line-height="100%" fo:text-align="start" style:justify-single-word="false" style:writing-mode="page"/>
      <style:text-properties fo:color="#000000" style:font-name="Arial" fo:font-size="6pt" style:font-size-asian="5.25pt" style:font-size-complex="6pt"/>
    </style:style>
    <style:style style:name="P22" style:family="paragraph" style:parent-style-name="Standard">
      <style:paragraph-properties loext:contextual-spacing="false" fo:margin-top="0cm" fo:margin-bottom="0cm" fo:line-height="100%" fo:text-align="start" style:justify-single-word="false" fo:break-before="auto" fo:break-after="auto" style:writing-mode="page"/>
      <style:text-properties fo:color="#000000" style:font-name="Arial" fo:font-size="6pt" style:font-size-asian="5.25pt" style:font-size-complex="6pt"/>
    </style:style>
    <style:style style:name="P23" style:family="paragraph" style:parent-style-name="Table_20_Contents">
      <style:paragraph-properties loext:contextual-spacing="false" fo:margin-top="0cm" fo:margin-bottom="0.101cm" fo:line-height="100%" fo:text-align="start" style:justify-single-word="false"/>
    </style:style>
    <style:style style:name="P24" style:family="paragraph" style:parent-style-name="Standard">
      <style:paragraph-properties fo:text-align="end" style:justify-single-word="false" fo:break-before="auto" fo:break-after="auto"/>
      <style:text-properties fo:color="#000000" style:font-name="Arial" fo:font-size="6pt" style:font-size-asian="5.25pt" style:font-size-complex="6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 style:list-style-name="L1">
      <style:paragraph-properties loext:contextual-spacing="false" fo:margin-left="1.6cm" fo:margin-right="0cm" fo:margin-top="0cm" fo:margin-bottom="0cm" fo:line-height="100%" fo:text-align="justify" style:justify-single-word="false" fo:text-indent="-0.3cm" style:auto-text-indent="false" fo:background-color="transparent">
        <style:background-image/>
      </style:paragraph-properties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7" style:family="paragraph" style:parent-style-name="Standard">
      <style:paragraph-properties loext:contextual-spacing="false" fo:margin-top="0cm" fo:margin-bottom="0cm" fo:line-height="100%" fo:text-align="start" style:justify-single-word="false" style:writing-mode="page"/>
      <style:text-properties fo:color="#000000" style:font-name="Arial" fo:font-size="6pt" style:font-size-asian="5.25pt" style:font-size-complex="6pt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Arial1" fo:font-size="10pt" fo:letter-spacing="normal" fo:font-style="normal" style:text-underline-style="none" fo:font-weight="normal" style:letter-kerning="false" style:font-size-asian="6pt" style:font-style-asian="normal" style:font-weight-asian="normal" style:font-name-complex="Arial5" style:font-size-complex="6pt" style:language-complex="ar" style:country-complex="SA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loext:contextual-spacing="false" fo:margin-left="0.3cm" fo:margin-right="0.4cm" fo:margin-top="0cm" fo:margin-bottom="0cm" fo:line-height="100%" fo:text-align="justify" style:justify-single-word="false" fo:text-indent="0cm" style:auto-text-indent="false"/>
    </style:style>
    <style:style style:name="P31" style:family="paragraph" style:parent-style-name="Table_20_Contents"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margin-left="0.199cm" fo:margin-right="0cm" fo:line-height="150%" fo:text-align="start" style:justify-single-word="false" fo:text-indent="0cm" style:auto-text-indent="false" style:shadow="none" text:number-lines="false" text:line-number="0" style:writing-mode="page"/>
      <style:text-properties style:font-name="Arial3" fo:font-size="11pt" fo:font-weight="bold" style:font-size-asian="11pt" style:font-weight-asian="bold" style:font-size-complex="11pt" style:font-weight-complex="bold"/>
    </style:style>
    <style:style style:name="P33" style:family="paragraph" style:parent-style-name="UAM">
      <style:paragraph-properties fo:text-align="start" style:justify-single-word="false"/>
    </style:style>
    <style:style style:name="P34" style:family="paragraph" style:parent-style-name="UAM">
      <style:paragraph-properties fo:text-align="center" style:justify-single-word="false"/>
    </style:style>
    <style:style style:name="P35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4" style:letter-kerning="false" style:font-size-asian="7pt" style:font-style-asian="italic" style:font-name-complex="Arial5" style:font-size-complex="7pt" style:language-complex="ar" style:country-complex="SA"/>
    </style:style>
    <style:style style:name="T3" style:family="text">
      <style:text-properties style:font-name="Arial4" fo:font-size="6pt" style:text-underline-style="solid" style:text-underline-width="auto" style:text-underline-color="font-color" fo:font-weight="bold" style:letter-kerning="false" style:font-size-asian="6pt" style:font-style-asian="italic" style:font-weight-asian="bold" style:font-name-complex="Arial5" style:font-size-complex="6pt" style:language-complex="ar" style:country-complex="SA"/>
    </style:style>
    <style:style style:name="T4" style:family="text">
      <style:text-properties style:font-name="Arial4" fo:font-size="6pt" style:letter-kerning="false" style:font-size-asian="6pt" style:font-style-asian="italic" style:font-name-complex="Arial5" style:font-size-complex="6pt" style:language-complex="ar" style:country-complex="SA"/>
    </style:style>
    <style:style style:name="T5" style:family="text">
      <style:text-properties style:font-name="Arial4" fo:font-size="6pt" fo:font-weight="bold" style:letter-kerning="false" style:font-size-asian="6pt" style:font-style-asian="italic" style:font-weight-asian="bold" style:font-name-complex="Arial5" style:font-size-complex="6pt" style:language-complex="ar" style:country-complex="S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letter-kerning="false" style:font-size-asian="6pt" style:font-name-complex="Arial5" style:font-size-complex="6pt" style:language-complex="ar" style:country-complex="SA"/>
    </style:style>
    <style:style style:name="T9" style:family="text">
      <style:text-properties style:letter-kerning="false" style:font-size-asian="6pt" style:font-name-complex="Arial5" style:font-size-complex="6pt" style:language-complex="ar" style:country-complex="SA"/>
    </style:style>
    <style:style style:name="T10" style:family="text">
      <style:text-properties style:font-name="Arial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1" style:family="text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style:font-name="Arial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1" form:apply-filter="true" form:enctype="application/text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declaracionResponsable" form:control-implementation="ooo:com.sun.star.form.component.CheckBox" xml:id="control1" form:id="control1" form:value="si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  <form:form form:name="formCiudadano" form:apply-filter="true" form:method="post" form:control-implementation="ooo:com.sun.star.form.component.Form" office:target-frame="" xlink:href="../../../../../../../../Users/AH.7029030/UAM_Formularios/rrhh/idAyudasEstudiosUniversitarios/solicitudConvocatoriaAyudas.jsf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utocompletado_entidad_textoLOPD" text:name="autocompletado_entidad_textoLOPD"/>
        <text:user-field-decl office:value-type="string" office:string-value="interesadoNIF" text:name="interesadoNIF"/>
        <text:user-field-decl office:value-type="string" office:string-value="interesadoNombre" text:name="interesadoNombre"/>
        <text:user-field-decl office:value-type="string" office:string-value="interesadoApellido1" text:name="interesadoApellido1"/>
        <text:user-field-decl office:value-type="string" office:string-value="mailAvisos" text:name="mailAvisos"/>
        <text:user-field-decl office:value-type="string" office:string-value="interesadoApellido2" text:name="interesadoApellido2"/>
        <text:user-field-decl office:value-type="string" office:string-value="numeroMovil" text:name="numeroMovil"/>
        <text:user-field-decl office:value-type="string" office:string-value="numeroTelefonoFijo" text:name="numeroTelefonoFijo"/>
        <text:user-field-decl office:value-type="string" office:string-value="convocatoria_nombre" text:name="convocatoria_nombre"/>
        <text:user-field-decl office:value-type="string" office:string-value="autocompletado_numeracion" text:name="autocompletado_numeracion"/>
        <text:user-field-decl office:value-type="string" office:string-value="descripcionDepartamento" text:name="descripcionDepartamento"/>
        <text:user-field-decl office:value-type="string" office:string-value="descripcionCentro" text:name="descripcionCentro"/>
        <text:user-field-decl office:value-type="string" office:string-value="descripcionCategoria" text:name="descripcionCategoria"/>
        <text:user-field-decl office:value-type="string" office:string-value="creditosEstudiosUniversitarios" text:name="creditosEstudiosUniversitarios"/>
        <text:user-field-decl office:value-type="string" office:string-value="faceta" text:name="faceta"/>
        <text:user-field-decl office:value-type="string" office:string-value="codigoCategoria" text:name="codigoCategoria"/>
        <text:user-field-decl office:value-type="string" office:string-value="descripcionUnidad" text:name="descripcionUnidad"/>
        <text:user-field-decl office:value-type="string" office:string-value="descripcionSubunidad" text:name="descripcionSubunidad"/>
        <text:user-field-decl office:value-type="string" office:string-value="descripcionSeccSubunidad" text:name="descripcionSeccSubunidad"/>
        <text:user-field-decl office:value-type="string" office:string-value="tipoPrestacion" text:name="tipoPrestacion"/>
      </text:user-field-decls>
      <text:p text:style-name="P10">SOLICITUD DE AYUDA PRESTACIONES SOCIALES</text:p>
      <text:h text:style-name="P16" text:outline-level="3"><text:span text:style-name="T6"><text:user-field-get text:name="convocatoria_nombre">convocatoria_nombre</text:user-field-get></text:span> </text:h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5">Número de expediente:</text:p>
          </table:table-cell>
          <table:table-cell table:style-name="Tabla2.B1" office:value-type="string">
            <text:p text:style-name="P17"><text:user-field-get text:name="autocompletado_numeracion">autocompletado_numeracion</text:user-field-get></text:p>
          </table:table-cell>
          <table:table-cell table:style-name="Tabla2.A1" office:value-type="string">
            <text:p text:style-name="P6">Vía notificación:</text:p>
          </table:table-cell>
          <table:table-cell table:style-name="Tabla2.D1" office:value-type="string">
            <text:p text:style-name="P4">Electrónica</text:p>
          </table:table-cell>
        </table:table-row>
        <table:table-row table:style-name="Tabla2.2">
          <table:table-cell table:style-name="Tabla2.A2" table:number-columns-spanned="4" office:value-type="string">
            <text:p><text:span text:style-name="T1">Nota: </text:span>Consiento expresamente en que cualquier comunicación o notificación relacionada con esta solicitud se realice a través de medios electrónicos. En su virtud, declaro conocer los efectos de los actos administrativos realizados por medios electrónicos, los cuales gozan de la presunción de realizados en debida forma y surten los efectos que las leyes les reconocen.</text:p>
          </table:table-cell>
          <table:covered-table-cell/>
          <table:covered-table-cell/>
          <table:covered-table-cell/>
        </table:table-row>
      </table:table>
      <text:p text:style-name="P1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Interesado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Table_20_Contents">Nombre:</text:p>
          </table:table-cell>
          <table:table-cell table:style-name="Tabla6.A2" office:value-type="string">
            <text:p text:style-name="P11"><text:user-field-get text:name="interesadoNombre">interesadoNombre</text:user-field-get></text:p>
          </table:table-cell>
          <table:table-cell table:style-name="Tabla6.A2" office:value-type="string">
            <text:p text:style-name="P3">Apellido 1:</text:p>
          </table:table-cell>
          <table:table-cell table:style-name="Tabla6.D2" office:value-type="string">
            <text:p text:style-name="P14"><text:user-field-get text:name="interesadoApellido1">interesadoApellido1</text:user-field-get></text:p>
          </table:table-cell>
        </table:table-row>
        <table:table-row table:style-name="Tabla6.1">
          <table:table-cell table:style-name="Tabla6.A2" office:value-type="string">
            <text:p text:style-name="Table_20_Contents">Apellido 2:</text:p>
          </table:table-cell>
          <table:table-cell table:style-name="Tabla6.A2" office:value-type="string">
            <text:p text:style-name="P11"><text:user-field-get text:name="interesadoApellido2">interesadoApellido2</text:user-field-get></text:p>
          </table:table-cell>
          <table:table-cell table:style-name="Tabla6.A2" office:value-type="string">
            <text:p text:style-name="P3">NIF/NIE/Otros:</text:p>
          </table:table-cell>
          <table:table-cell table:style-name="Tabla6.D2" office:value-type="string">
            <text:p text:style-name="P11"><text:user-field-get text:name="interesadoNIF">interesadoNIF</text:user-field-get></text:p>
          </table:table-cell>
        </table:table-row>
        <table:table-row table:style-name="Tabla6.4">
          <table:table-cell table:style-name="Tabla6.A2" office:value-type="string">
            <text:p text:style-name="Table_20_Contents">Teléfono:</text:p>
          </table:table-cell>
          <table:table-cell table:style-name="Tabla6.A2" office:value-type="string">
            <text:p text:style-name="P11"><text:user-field-get text:name="numeroTelefonoFijo">numeroTelefonoFijo</text:user-field-get></text:p>
          </table:table-cell>
          <table:table-cell table:style-name="Tabla6.A2" office:value-type="string">
            <text:p text:style-name="P3">Móvil:</text:p>
          </table:table-cell>
          <table:table-cell table:style-name="Tabla6.D2" office:value-type="string">
            <text:p text:style-name="P11"><text:user-field-get text:name="numeroMovil">numeroMovil</text:user-field-get></text:p>
          </table:table-cell>
        </table:table-row>
        <table:table-row table:style-name="Tabla6.1">
          <table:table-cell table:style-name="Tabla6.A2" office:value-type="string">
            <text:p text:style-name="P23">Correo electrónico:</text:p>
          </table:table-cell>
          <table:table-cell table:style-name="Tabla6.B5" table:number-columns-spanned="3" office:value-type="string">
            <text:p text:style-name="P11"><text:user-field-get text:name="mailAvisos">mailAvisos</text:user-field-get>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20">Tipo de personal:</text:p>
          </table:table-cell>
          <table:table-cell table:style-name="Tabla6.D2" table:number-columns-spanned="3" office:value-type="string">
            <text:p text:style-name="P12"><text:user-field-get text:name="faceta">faceta</text:user-field-get>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20">Categoría:</text:p>
          </table:table-cell>
          <table:table-cell table:style-name="Tabla6.D2" table:number-columns-spanned="3" office:value-type="string">
            <text:p text:style-name="P12"><text:user-field-get text:name="codigoCategoria">codigoCategoria</text:user-field-get> - <text:user-field-get text:name="descripcionCategoria">descripcionCategoria</text:user-field-get>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20">Centro:</text:p>
          </table:table-cell>
          <table:table-cell table:style-name="Tabla6.D2" table:number-columns-spanned="3" office:value-type="string">
            <text:p text:style-name="P12"><text:user-field-get text:name="descripcionCentro">descripcionCentro</text:user-field-get>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20">Ubicación:</text:p>
          </table:table-cell>
          <table:table-cell table:style-name="Tabla6.D2" table:number-columns-spanned="3" office:value-type="string">
            <text:p text:style-name="P12"><text:user-field-get text:name="descripcionDepartamento">descripcionDepartamento</text:user-field-get><text:user-field-get text:name="descripcionUnidad">descripcionUnidad</text:user-field-get></text:p>
            <text:p text:style-name="P12"><text:user-field-get text:name="descripcionSubunidad">descripcionSubunidad</text:user-field-get><text:user-field-get text:name="descripcionSeccSubunidad">descripcionSeccSubunidad</text:user-field-get></text:p>
          </table:table-cell>
          <table:covered-table-cell/>
          <table:covered-table-cell/>
        </table:table-row>
      </table:table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2">Solicita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<text:span text:style-name="T1">Tipo de prestación:</text:span> </text:p>
          </table:table-cell>
          <table:table-cell table:style-name="Table1.B2" office:value-type="string">
            <text:p text:style-name="P31"><text:user-field-get text:name="tipoPrestacion">tipoPrestacion</text:user-field-get></text:p>
          </table:table-cell>
        </table:table-row>
        <table:table-row table:style-name="Table1.1">
          <table:table-cell table:style-name="Table1.B2" table:number-columns-spanned="2" office:value-type="string">
            <text:p text:style-name="P30"><text:span text:style-name="T10">Nota: </text:span><text:span text:style-name="T11">Documentación que debe aportar en cada caso:</text:span></text:p>
            <text:list xml:id="list3276519024748955661" text:style-name="L1">
              <text:list-item>
                <text:p text:style-name="P26">Matrícula sellada por el centro al que pertenezca</text:p>
              </text:list-item>
              <text:list-item>
                <text:p text:style-name="P26">Justificante de pago de los estudios universitarios públicos</text:p>
              </text:list-item>
              <text:list-item>
                <text:p text:style-name="P26">Justificante de pago de la tutela académica para la tesis doctoral</text:p>
              </text:list-item>
            </text:list>
          </table:table-cell>
          <table:covered-table-cell/>
        </table:table-row>
      </table:table>
      <text:p text:style-name="P21"/>
      <table:table table:name="documentacionAnexada" table:style-name="documentacionAnexada">
        <table:table-column table:style-name="documentacionAnexada.A"/>
        <table:table-row table:style-name="documentacionAnexada.1">
          <table:table-cell table:style-name="documentacionAnexada.A1" office:value-type="string">
            <text:p text:style-name="P8">Documentación que se adjunta</text:p>
          </table:table-cell>
        </table:table-row>
        <table:table-row table:style-name="documentacionAnexada.1">
          <table:table-cell table:style-name="documentacionAnexada.A2" office:value-type="string">
            <text:p text:style-name="P13"/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8"><text:span text:style-name="T12">Consentimiento para el tratamiento de datos personales</text:span> y declaración responsable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UAM"><draw:control text:anchor-type="as-char" svg:y="-0.261cm" draw:z-index="2" draw:name="Forma6" draw:style-name="gr1" draw:text-style-name="P35" svg:width="0.264cm" svg:height="0.401cm" draw:control="control1"/></text:p>
          </table:table-cell>
          <table:table-cell table:style-name="Tabla4.B2" office:value-type="string">
            <text:p text:style-name="P19"><text:span text:style-name="T3">DECLARO</text:span><text:span text:style-name="T4"> que los datos personales se aportan como documentación justificativa de la solicitud, facilitando dichos datos para esa exclusiva finalidad, de modo que la autorización excluye cualquier otro fin y </text:span><text:span text:style-name="T3">DECLARO</text:span><text:span text:style-name="T4">, bajo mi responsabilidad, que, en el caso de incorporar datos personales de terceros, estos han consentido de forma expresa e inequívoca su comunicación para los fines de este procedimiento. Además, </text:span><text:span text:style-name="T3">DECLARO</text:span><text:span text:style-name="T5"> </text:span><text:span text:style-name="T4">que cumplo con todos los requisitos exigidos <text:s/>en la convocatoria.</text:span><text:span text:style-name="T2"> </text:span></text:p>
          </table:table-cell>
        </table:table-row>
      </table:table>
      <text:p text:style-name="P21"/>
      <text:p text:style-name="P2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3" svg:font-family="Arial, sans-serif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Arial4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/>
      <style:text-properties fo:color="#000000" style:font-name="Calibri" fo:font-size="12pt" style:font-size-asian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loext:contextual-spacing="false" fo:margin-left="0.199cm" fo:margin-right="0.101cm" fo:margin-top="0cm" fo:margin-bottom="0cm" fo:line-height="150%" fo:text-indent="0cm" style:auto-text-indent="false" style:page-number="auto" text:number-lines="false" text:line-number="0" style:writing-mode="page"/>
      <style:text-properties style:font-name="Arial1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rialCursiva" style:family="paragraph" style:parent-style-name="Standard">
      <style:paragraph-properties fo:text-align="justify" style:justify-single-word="false"/>
      <style:text-properties fo:text-transform="uppercase" style:font-name="Arial" fo:font-size="8pt" fo:font-style="italic"/>
    </style:style>
    <style:style style:name="ArialCursivaAzul" style:family="paragraph" style:parent-style-name="ArialCursiva">
      <style:text-properties fo:color="#0000ff" fo:font-size="8pt"/>
    </style:style>
    <style:style style:name="ArialCursivaVerde" style:family="paragraph" style:parent-style-name="ArialCursivaAzul">
      <style:text-properties fo:color="#2a7551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ArialCursivaAzulDerecha" style:family="paragraph" style:parent-style-name="ArialCursivaAzul">
      <style:paragraph-properties fo:text-align="end" style:justify-single-word="false"/>
      <style:text-properties fo:font-size="8pt"/>
    </style:style>
    <style:style style:name="ArialCursivaDerecha" style:family="paragraph" style:parent-style-name="ArialCursiva">
      <style:paragraph-properties fo:text-align="end" style:justify-single-word="false"/>
      <style:text-properties fo:font-size="8pt"/>
    </style:style>
    <style:style style:name="ArialCursivaVerdeDerecha" style:family="paragraph" style:parent-style-name="ArialCursivaVerde">
      <style:paragraph-properties fo:text-align="end" style:justify-single-word="false"/>
    </style:style>
    <style:style style:name="ArialNegritaCentrado" style:family="paragraph" style:parent-style-name="ArialCursiva" style:master-page-name="">
      <style:paragraph-properties fo:text-align="center" style:justify-single-word="false" style:page-number="auto"/>
      <style:text-properties fo:font-size="12pt" fo:font-style="normal" fo:font-weight="bold"/>
    </style:style>
    <style:style style:name="UAM" style:family="paragraph" style:parent-style-name="Standard" style:master-page-name="">
      <style:paragraph-properties loext:contextual-spacing="false" fo:margin-left="0.199cm" fo:margin-right="0.101cm" fo:margin-top="0cm" fo:margin-bottom="0.199cm" fo:line-height="150%" fo:text-align="justify" style:justify-single-word="false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style:font-name="Arial1" fo:font-size="10pt"/>
    </style:style>
    <style:style style:name="UAM.Tabla" style:family="paragraph" style:parent-style-name="Table_20_Contents">
      <style:paragraph-properties loext:contextual-spacing="false" fo:margin-top="0.101cm" fo:margin-bottom="0.101cm" fo:line-height="115%" fo:text-align="justify" style:justify-single-word="false" style:writing-mode="page"/>
      <style:text-properties style:font-name="Arial1" fo:font-size="10pt"/>
    </style:style>
    <style:style style:name="ArialCursivaAzul" style:family="text">
      <style:text-properties fo:text-transform="uppercase" fo:color="#0000ff" style:font-name="Arial2" fo:font-style="italic"/>
    </style:style>
    <style:style style:name="ArialCursivaVerde" style:family="text" style:parent-style-name="ArialCursivaAzul">
      <style:text-properties fo:color="#2a755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rial" style:family="text" style:parent-style-name="ArialCursivaAzul">
      <style:text-properties fo:font-variant="normal" fo:text-transform="none" style:use-window-font-color="true" fo:font-style="normal"/>
    </style:style>
    <style:style style:name="ArialNegritaCentrado" style:family="text" style:parent-style-name="Arial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n_20_nombre1" style:display-name="Sin nombre1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4.346cm" fo:margin-left="0.18cm" fo:margin-right="2.575cm" table:align="margins"/>
    </style:style>
    <style:style style:name="Tabla5.A" style:family="table-column">
      <style:table-column-properties style:column-width="14.346cm" style:rel-column-width="65535*"/>
    </style:style>
    <style:style style:name="Tabla5.A1" style:family="table-cell">
      <style:table-cell-properties fo:padding="0.097cm" fo:border="0.002cm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line-height="100%" fo:text-align="justify" style:justify-single-word="false"/>
      <style:text-properties fo:font-size="5.69999980926514pt" fo:font-weight="normal" style:font-size-asian="5.69999980926514pt" style:font-weight-asian="normal" style:font-size-complex="5.69999980926514pt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758cm" fo:margin-bottom="0.346cm" fo:margin-left="2.101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99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svg:height="2.399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autocompletado_entidad_logoInstitucional" text:anchor-type="paragraph" svg:y="0cm" svg:width="18.149cm" svg:height="1.677cm" draw:z-index="0"><draw:image xlink:href="Pictures/1000020100000902000000C1541667A1.png" xlink:type="simple" xlink:show="embed" xlink:actuate="onLoad"/></draw:frame></text:p>
      </style:header>
      <style:footer>
        <text:p text:style-name="MP1"/>
        <table:table table:name="Tabla5" table:style-name="Tabla5">
          <table:table-column table:style-name="Tabla5.A"/>
          <table:table-row>
            <table:table-cell table:style-name="Tabla5.A1" office:value-type="string">
              <text:p text:style-name="MP2"><text:user-field-get text:name="autocompletado_entidad_textoLOPD">autocompletado_entidad_textoLOPD</text:user-field-get></text:p>
            </table:table-cell>
          </table:table-row>
        </table:table>
        <text:p text:style-name="Standard"><draw:frame draw:style-name="Mfr1" draw:name="autocompletado_entidad_logoReducido" text:anchor-type="paragraph" svg:y="0.192cm" svg:width="18.191cm" svg:height="0.374cm" draw:z-index="1"><draw:image xlink:href="Pictures/1000000000000903000000334073761F.png" xlink:type="simple" xlink:show="embed" xlink:actuate="onLoad"/></draw:frame></text:p>
        <text:p text:style-name="Standard"/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5T13:16:00</meta:creation-date>
    <meta:editing-duration>P0D</meta:editing-duration>
    <meta:editing-cycles>1</meta:editing-cycles>
    <meta:generator>OpenOffice/4.1.7$Win32 OpenOffice.org_project/417m1$Build-9800</meta:generator>
    <meta:initial-creator>Olga Rius</meta:initial-creator>
    <dc:date>2017-03-15T13:16:00</dc:date>
    <dc:title> </dc:title>
    <meta:document-statistic meta:table-count="6" meta:image-count="2" meta:object-count="0" meta:page-count="1" meta:paragraph-count="43" meta:word-count="229" meta:character-count="1783"/>
  </office:meta>
</office:document-meta>
</file>